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2e23" officeooo:paragraph-rsid="00122e23"/>
    </style:style>
    <style:style style:name="P2" style:family="paragraph" style:parent-style-name="Standard">
      <style:text-properties officeooo:rsid="0013fc5c" officeooo:paragraph-rsid="0015dcd9"/>
    </style:style>
    <style:style style:name="P3" style:family="paragraph" style:parent-style-name="Standard">
      <style:text-properties officeooo:rsid="0015dcd9" officeooo:paragraph-rsid="0015dcd9"/>
    </style:style>
    <style:style style:name="P4" style:family="paragraph" style:parent-style-name="Standard">
      <style:text-properties officeooo:rsid="00176553" officeooo:paragraph-rsid="00176553"/>
    </style:style>
    <style:style style:name="P5" style:family="paragraph" style:parent-style-name="Standard">
      <style:text-properties officeooo:rsid="0018508d" officeooo:paragraph-rsid="0018508d"/>
    </style:style>
    <style:style style:name="P6" style:family="paragraph" style:parent-style-name="Standard">
      <style:text-properties officeooo:rsid="00122e23" officeooo:paragraph-rsid="00122e23"/>
    </style:style>
    <style:style style:name="P7" style:family="paragraph" style:parent-style-name="Standard">
      <style:text-properties officeooo:rsid="00122e23" officeooo:paragraph-rsid="00228e43"/>
    </style:style>
    <style:style style:name="P8" style:family="paragraph" style:parent-style-name="Standard">
      <style:text-properties officeooo:rsid="00122e23" officeooo:paragraph-rsid="00252f72"/>
    </style:style>
    <style:style style:name="P9" style:family="paragraph" style:parent-style-name="Standard">
      <style:text-properties officeooo:rsid="0013fc5c" officeooo:paragraph-rsid="0015dcd9"/>
    </style:style>
    <style:style style:name="P10" style:family="paragraph" style:parent-style-name="Standard">
      <style:text-properties officeooo:rsid="0013fc5c" officeooo:paragraph-rsid="0022b4f1"/>
    </style:style>
    <style:style style:name="P11" style:family="paragraph" style:parent-style-name="Standard">
      <style:text-properties officeooo:rsid="0013fc5c" officeooo:paragraph-rsid="00252f72"/>
    </style:style>
    <style:style style:name="P12" style:family="paragraph" style:parent-style-name="Standard">
      <style:text-properties officeooo:rsid="001d4707" officeooo:paragraph-rsid="001d4707"/>
    </style:style>
    <style:style style:name="P13" style:family="paragraph" style:parent-style-name="Standard">
      <style:text-properties officeooo:rsid="001d4707" officeooo:paragraph-rsid="00252f72"/>
    </style:style>
    <style:style style:name="P14" style:family="paragraph" style:parent-style-name="Standard">
      <style:text-properties officeooo:rsid="001e3dd9" officeooo:paragraph-rsid="001e3dd9"/>
    </style:style>
    <style:style style:name="P15" style:family="paragraph" style:parent-style-name="Standard">
      <style:text-properties officeooo:rsid="0018508d" officeooo:paragraph-rsid="0018508d"/>
    </style:style>
    <style:style style:name="P16" style:family="paragraph" style:parent-style-name="Standard">
      <style:text-properties officeooo:rsid="002013ff" officeooo:paragraph-rsid="002013ff"/>
    </style:style>
    <style:style style:name="P17" style:family="paragraph" style:parent-style-name="Standard">
      <style:text-properties officeooo:rsid="002013ff" officeooo:paragraph-rsid="00252f72"/>
    </style:style>
    <style:style style:name="P18" style:family="paragraph" style:parent-style-name="Standard">
      <style:text-properties officeooo:rsid="0022b4f1" officeooo:paragraph-rsid="0022b4f1"/>
    </style:style>
    <style:style style:name="T1" style:family="text">
      <style:text-properties officeooo:rsid="0018508d"/>
    </style:style>
    <style:style style:name="T2" style:family="text">
      <style:text-properties officeooo:rsid="00193b18"/>
    </style:style>
    <style:style style:name="T3" style:family="text">
      <style:text-properties officeooo:rsid="001c68ea"/>
    </style:style>
    <style:style style:name="T4" style:family="text">
      <style:text-properties officeooo:rsid="001d4707"/>
    </style:style>
    <style:style style:name="T5" style:family="text">
      <style:text-properties officeooo:rsid="002013ff"/>
    </style:style>
    <style:style style:name="T6" style:family="text">
      <style:text-properties officeooo:rsid="0020ed7f"/>
    </style:style>
    <style:style style:name="T7" style:family="text">
      <style:text-properties officeooo:rsid="0022b4f1"/>
    </style:style>
    <style:style style:name="T8" style:family="text">
      <style:text-properties fo:font-style="italic" officeooo:rsid="0022b4f1" style:font-style-asian="italic" style:font-style-complex="italic"/>
    </style:style>
    <style:style style:name="T9" style:family="text">
      <style:text-properties officeooo:rsid="00252f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summary</text:p>
      <text:p text:style-name="P1"/>
      <text:p text:style-name="P1"><text:span text:style-name="T3">Here we propose an</text:span> <text:span text:style-name="T3">exploration of the Douglas-fir hologenome</text:span>, <text:span text:style-name="T5">by monitoring changes of expression in Douglas-fir and microbiome transcriptome to an environmental gradient and an environmental change. To effectively monitor changes in RNA expression of the microbiome of Douglas fir, we will design and employ a bioinformatics pipeline sensitive to the statistical constraints inherent in sampling a microbiome.</text:span></text:p>
      <text:p text:style-name="P2"><text:s/></text:p>
      <text:p text:style-name="P4">2 studies of the douglas fir microbiome are proposed:</text:p>
      <text:p text:style-name="P4"/>
      <text:p text:style-name="P4">1) <text:span text:style-name="T1">Changing expression with height and exposure in the canopy of old growth Douglas-fir forest </text:span></text:p>
      <text:p text:style-name="P4"/>
      <text:p text:style-name="P5">2) Changing e<text:span text:style-name="T4">xpression of newly remnant or edge trees with deforestation.</text:span></text:p>
      <text:p text:style-name="P2"/>
      <text:p text:style-name="P12"/>
      <text:p text:style-name="P10"/>
      <text:p text:style-name="P1"/>
      <text:p text:style-name="P16">Bioinformatics:</text:p>
      <text:p text:style-name="P18"/>
      <text:p text:style-name="P13">General Concept:</text:p>
      <text:p text:style-name="P13"/>
      <text:p text:style-name="P11">RNAseq studies of large organisms very often leave 15-20% of total reads unaligned to the genome of the targeted organism. <text:s/>These reads are typically discarded, as RNA expression in the large organism is usually the focus of RNAseq studies. These discarded <text:span text:style-name="T1">reads can originate from sequencer error and laboratory contamination, but many also originate from the transcriptome of the microbiome. Through careful curation of these “trash” read libraries, without minimum abundance cutoffs, we can draw an outline of metabolic activity in the microbiome. </text:span></text:p>
      <text:p text:style-name="P18"/>
      <text:p text:style-name="P7"><text:span text:style-name="T7">In a first exploration of existing data we aligned to host </text:span><text:span text:style-name="T8">P. menziesii</text:span><text:span text:style-name="T7"> genome, in two transcriptomes (____) of Douglas-fir from a publicly available database, <text:s/>approximately 15% of reads are unalignable to the host. In one of these studies, the average proportion of total reads per sample detected on first sweep was 0.4 %. This amounted to average of ~50,000 fungal reads per sample, with each sample containing an average of ~11,700,000 reads before alignment to host (data from Reichman et al 2018, analyzed here). If this rate applies to other sequencing events, in a single lane of illumina HiSeq 3000/4000 with 50bp per read, we may expect to see as many as 2,700,000 fungal reads. <text:s/>This is probably an underestimate of actual fungal reads, as this was based on the first ~10,000 accessions from NCBI Genbank when queried for genes of fungal origin. </text:span></text:p>
      <text:p text:style-name="P7"/>
      <text:p text:style-name="P7"><text:span text:style-name="T9">As an initial step, power studies <text:s/>will be conducted on existing datasets to determine the level of sampling depth necessary <text:s/>to observe changes in metabolic pathways of interest (see hypotheses below). </text:span></text:p>
      <text:p text:style-name="P1"/>
      <text:p text:style-name="P17">As a second step, <text:span text:style-name="T6">we propose the development of a </text:span>pipeline for <text:span text:style-name="T6">more precise </text:span>identif<text:span text:style-name="T9">ication of</text:span> origin (host, fungal, prokaryotic, other eukaryotic) of a read and assignment of possible function. <text:span text:style-name="T6">The small number of microbiome reads allows more computational resources to be allocated to each read. For each read, two categorical variables of interest will be assigned – origin and function. </text:span><text:s/><text:span text:style-name="T6">A naive bayesian classification scheme will be trained on homologous reads from small read public datasets for origin, and gene function from public databases of genes (____,_____,….) with SNPs discovered from these public homologous read libraries used as features in a multinomial-type feature. </text:span></text:p>
      <text:p text:style-name="P16"><text:soft-page-break/></text:p>
      <text:p text:style-name="P8"><text:span text:style-name="T9">After this removal of host reads and sorting by function and origin, each sample of RNA will then present a bioinformatic situation similar to that faced by ecologist when dealing with large community data – the characterization and comparison of sparse matrices. <text:s/></text:span></text:p>
      <text:p text:style-name="P1"/>
      <text:p text:style-name="P5"><text:span text:style-name="T3">H</text:span>ypothesis <text:span text:style-name="T3">I</text:span>: <text:span text:style-name="T3">the transcriptome of a microbiome of hosts is dynamic, that responds in aggregrate to changes in the environment.</text:span></text:p>
      <text:p text:style-name="P5"/>
      <text:p text:style-name="P14">Prediction: Microbiomes of Douglas-fir will show increase </text:p>
      <text:p text:style-name="P5"/>
      <text:p text:style-name="P14">Hypothesis II: the transcriptome of microbiomes</text:p>
      <text:p text:style-name="P5"/>
      <text:p text:style-name="P5">Environmental changes <text:span text:style-name="T2">represent </text:span></text:p>
      <text:p text:style-name="P1"/>
      <text:p text:style-name="P3">identify as fungal, bacterial, etc → check public gene databas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5:08:13.151435217</meta:creation-date>
    <dc:date>2018-10-10T11:52:17.426073600</dc:date>
    <meta:editing-duration>P1DT11H39M40S</meta:editing-duration>
    <meta:editing-cycles>2</meta:editing-cycles>
    <meta:generator>LibreOffice/6.0.6.2$Linux_X86_64 LibreOffice_project/00m0$Build-2</meta:generator>
    <meta:document-statistic meta:table-count="0" meta:image-count="0" meta:object-count="0" meta:page-count="2" meta:paragraph-count="18" meta:word-count="547" meta:character-count="3574" meta:non-whitespace-character-count="3025"/>
  </office:meta>
</office:document-meta>
</file>